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11f496" officeooo:paragraph-rsid="0011f496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bold" officeooo:rsid="0011f496" officeooo:paragraph-rsid="0011f496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fo:font-weight="bold" officeooo:rsid="0011f496" officeooo:paragraph-rsid="0012e5e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bold" officeooo:rsid="0012e5ed" officeooo:paragraph-rsid="0012e5e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f496" officeooo:paragraph-rsid="0011f49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e5ed" officeooo:paragraph-rsid="0011f49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e5ed" officeooo:paragraph-rsid="0012e5e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84a3" officeooo:paragraph-rsid="0011f49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12e5ed"/>
    </style:style>
    <style:style style:name="P10" style:family="paragraph" style:parent-style-name="Standard">
      <style:paragraph-properties fo:text-align="start" style:justify-single-word="false" style:writing-mode="lr-tb"/>
    </style:style>
    <style:style style:name="P11" style:family="paragraph" style:parent-style-name="Standard">
      <style:paragraph-properties fo:text-align="start" style:justify-single-word="false" style:writing-mode="lr-tb"/>
      <style:text-properties officeooo:paragraph-rsid="001584a3"/>
    </style:style>
    <style:style style:name="P12" style:family="paragraph" style:parent-style-name="Standard">
      <style:paragraph-properties fo:text-align="start" style:justify-single-word="false" style:writing-mode="lr-tb"/>
      <style:text-properties officeooo:paragraph-rsid="001b6320"/>
    </style:style>
    <style:style style:name="P13" style:family="paragraph" style:parent-style-name="Standard">
      <style:paragraph-properties fo:text-align="start" style:justify-single-word="false" style:writing-mode="lr-tb"/>
      <style:text-properties officeooo:paragraph-rsid="001c825a"/>
    </style:style>
    <style:style style:name="P14" style:family="paragraph" style:parent-style-name="Standard">
      <style:paragraph-properties fo:text-align="start" style:justify-single-word="false" style:writing-mode="lr-tb"/>
      <style:text-properties fo:font-size="18pt" style:text-underline-style="none" fo:font-weight="bold" officeooo:rsid="0011f496" officeooo:paragraph-rsid="001584a3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 style:writing-mode="lr-tb"/>
      <style:text-properties fo:font-size="18pt" style:text-underline-style="none" fo:font-weight="bold" officeooo:rsid="001584a3" officeooo:paragraph-rsid="001584a3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 style:writing-mode="lr-tb"/>
      <style:text-properties fo:font-size="18pt" style:text-underline-style="none" fo:font-weight="bold" officeooo:rsid="0011f496" officeooo:paragraph-rsid="001584a3" style:font-size-asian="15.75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18pt" style:text-underline-style="none" fo:font-weight="bold" officeooo:rsid="0011f496" officeooo:paragraph-rsid="001780d4" style:font-size-asian="15.75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 style:writing-mode="lr-tb"/>
      <style:text-properties fo:font-size="18pt" style:text-underline-style="none" fo:font-weight="bold" officeooo:rsid="001584a3" officeooo:paragraph-rsid="001584a3" style:font-size-asian="15.75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 style:writing-mode="lr-tb"/>
      <style:text-properties fo:font-size="18pt" style:text-underline-style="none" fo:font-weight="bold" officeooo:rsid="001780d4" officeooo:paragraph-rsid="001780d4" style:font-size-asian="15.75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 style:writing-mode="lr-tb"/>
      <style:text-properties fo:font-size="18pt" style:text-underline-style="none" fo:font-weight="normal" officeooo:rsid="001780d4" officeooo:paragraph-rsid="001780d4" style:font-size-asian="15.75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officeooo:rsid="001584a3" officeooo:paragraph-rsid="001584a3"/>
    </style:style>
    <style:style style:name="P22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3b055" style:font-size-asian="10pt" style:font-style-asian="normal" style:font-weight-asian="normal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3b055" officeooo:paragraph-rsid="0013b055" style:font-size-asian="10pt" style:font-style-asian="normal" style:font-weight-asian="normal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584a3" officeooo:paragraph-rsid="001584a3" style:font-size-asian="10.5pt" style:font-style-asian="normal" style:font-weight-asian="normal" style:font-size-complex="12pt" style:font-weight-complex="normal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780d4" officeooo:paragraph-rsid="001780d4" style:font-size-asian="10.5pt" style:font-style-asian="normal" style:font-weight-asian="normal" style:font-size-complex="12pt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1584a3" officeooo:paragraph-rsid="001584a3" style:font-size-asian="10.5pt" style:font-style-asian="normal" style:font-weight-asian="bold" style:font-size-complex="12pt" style:font-weight-complex="bold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1c825a" officeooo:paragraph-rsid="001c825a" style:font-size-asian="10.5pt" style:font-style-asian="normal" style:font-weight-asian="bold" style:font-size-complex="12pt" style:font-weight-complex="bold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1fc257" officeooo:paragraph-rsid="001fc257" style:font-size-asian="10.5pt" style:font-style-asian="normal" style:font-weight-asian="bold" style:font-size-complex="12pt" style:font-weight-complex="bold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normal" officeooo:rsid="001584a3" officeooo:paragraph-rsid="001584a3" style:font-size-asian="15.75pt" style:font-style-asian="normal" style:font-weight-asian="normal" style:font-size-complex="18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normal" officeooo:rsid="001584a3" officeooo:paragraph-rsid="001b6320" style:font-size-asian="15.75pt" style:font-style-asian="normal" style:font-weight-asian="normal" style:font-size-complex="18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normal" officeooo:rsid="001780d4" officeooo:paragraph-rsid="001780d4" style:font-size-asian="15.75pt" style:font-style-asian="normal" style:font-weight-asian="normal" style:font-size-complex="18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bold" officeooo:rsid="001b6320" officeooo:paragraph-rsid="001b6320" style:font-size-asian="15.75pt" style:font-style-asian="normal" style:font-weight-asian="bold" style:font-size-complex="18pt" style:font-weight-complex="bold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bold" officeooo:rsid="0011f496" officeooo:paragraph-rsid="001fc257" style:font-size-asian="15.75pt" style:font-style-asian="normal" style:font-weight-asian="bold" style:font-size-complex="18pt" style:font-weight-complex="bold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font-weight="bold" officeooo:rsid="001b6320" officeooo:paragraph-rsid="001b6320" style:font-weight-asian="bold" style:font-weight-complex="bold"/>
    </style:style>
    <style:style style:name="P36" style:family="paragraph" style:parent-style-name="Standard">
      <style:paragraph-properties fo:text-align="start" style:justify-single-word="false" style:writing-mode="lr-tb"/>
      <style:text-properties fo:font-weight="bold" officeooo:rsid="001c825a" officeooo:paragraph-rsid="001c825a" style:font-weight-asian="bold" style:font-weight-complex="bold"/>
    </style:style>
    <style:style style:name="P37" style:family="paragraph" style:parent-style-name="Standard">
      <style:paragraph-properties fo:text-align="start" style:justify-single-word="false" style:writing-mode="lr-tb"/>
      <style:text-properties fo:font-weight="bold" officeooo:rsid="001fc257" officeooo:paragraph-rsid="001fc257" style:font-weight-asian="bold" style:font-weight-complex="bold"/>
    </style:style>
    <style:style style:name="P3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1b6320" officeooo:paragraph-rsid="001b6320" style:font-size-asian="10.5pt" style:font-style-asian="normal" style:font-weight-asian="bold" style:font-size-complex="12pt" style:font-weight-complex="bold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bold" officeooo:rsid="0012e5ed" officeooo:paragraph-rsid="001584a3" style:font-size-asian="18pt" style:font-style-asian="normal" style:font-weight-asian="bold" style:font-size-complex="18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bold" officeooo:rsid="0012e5ed" officeooo:paragraph-rsid="001780d4" style:font-size-asian="18pt" style:font-style-asian="normal" style:font-weight-asian="bold" style:font-size-complex="18pt" style:font-weight-complex="bold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normal" officeooo:rsid="001fc257" officeooo:paragraph-rsid="001fc257" style:font-size-asian="18pt" style:font-style-asian="normal" style:font-weight-asian="normal" style:font-size-complex="18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font-weight="normal" officeooo:rsid="001fc257" officeooo:paragraph-rsid="001fc257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1f496" officeooo:paragraph-rsid="00251064" style:font-size-asian="15.75pt" style:font-weight-asian="normal" style:font-size-complex="1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e5ed" style:font-weight-asian="normal" style:font-weight-complex="normal"/>
    </style:style>
    <style:style style:name="T3" style:family="text">
      <style:text-properties fo:font-weight="normal" officeooo:rsid="001fc257" style:font-size-asian="18pt" style:font-weight-asian="normal" style:font-weight-complex="normal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2e5ed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584a3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2e5ed" style:font-size-asian="18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12e5ed" style:font-size-asian="10.5pt" style:font-weight-asian="normal" style:font-size-complex="12pt" style:font-weight-complex="normal"/>
    </style:style>
    <style:style style:name="T9" style:family="text">
      <style:text-properties fo:font-size="12pt" officeooo:rsid="001b6320" style:font-size-asian="10.5pt" style:font-size-complex="12pt"/>
    </style:style>
    <style:style style:name="T10" style:family="text">
      <style:text-properties fo:font-size="12pt" fo:font-weight="bold" officeooo:rsid="001b6320" style:font-size-asian="10.5pt" style:font-weight-asian="bold" style:font-size-complex="12pt" style:font-weight-complex="bold"/>
    </style:style>
    <style:style style:name="T11" style:family="text">
      <style:text-properties officeooo:rsid="0012e5ed"/>
    </style:style>
    <style:style style:name="T1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2e5ed" style:font-size-asian="10pt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3b055" style:font-size-asian="10pt" style:font-style-asian="normal" style:font-weight-asian="normal" style:text-emphasize="none"/>
    </style:style>
    <style:style style:name="T1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2e5ed" style:font-size-asian="10pt" style:font-style-asian="normal" style:font-weight-asian="normal" style:font-size-complex="12pt" style:font-weight-complex="normal" style:text-emphasize="none"/>
    </style:style>
    <style:style style:name="T16" style:family="text">
      <style:text-properties style:text-outline="false" style:text-line-through-style="none" style:text-line-through-type="none" style:font-name="Liberation Sans1" fo:font-style="normal" fo:text-shadow="none" officeooo:rsid="0012e5ed" style:font-style-asian="normal" style:text-emphasize="none"/>
    </style:style>
    <style:style style:name="T17" style:family="text">
      <style:text-properties style:text-outline="false" style:text-line-through-style="none" style:text-line-through-type="none" style:font-name="Liberation Sans1" fo:font-style="normal" fo:text-shadow="none" officeooo:rsid="001584a3" style:font-style-asian="normal" style:text-emphasize="none"/>
    </style:style>
    <style:style style:name="T18" style:family="text">
      <style:text-properties style:text-outline="false" style:text-line-through-style="none" style:text-line-through-type="none" style:font-name="Liberation Sans1" fo:font-style="normal" fo:text-shadow="none" fo:font-weight="normal" style:font-style-asian="normal" style:font-weight-asian="normal" style:font-weight-complex="normal" style:text-emphasize="none"/>
    </style:style>
    <style:style style:name="T19" style:family="text">
      <style:text-properties style:text-outline="false" style:text-line-through-style="none" style:text-line-through-type="none" style:font-name="Liberation Sans1" fo:font-style="normal" fo:text-shadow="none" fo:font-weight="normal" officeooo:rsid="001584a3" style:font-style-asian="normal" style:font-weight-asian="normal" style:font-weight-complex="normal" style:text-emphasize="none"/>
    </style:style>
    <style:style style:name="T20" style:family="text">
      <style:text-properties style:text-outline="false" style:text-line-through-style="none" style:text-line-through-type="none" style:font-name="Liberation Sans1" fo:font-style="normal" fo:text-shadow="none" fo:font-weight="normal" style:font-size-asian="18pt" style:font-style-asian="normal" style:font-weight-asian="normal" style:font-weight-complex="normal" style:text-emphasize="none"/>
    </style:style>
    <style:style style:name="T21" style:family="text">
      <style:text-properties style:text-outline="false" style:text-line-through-style="none" style:text-line-through-type="none" style:font-name="Liberation Sans1" fo:font-style="normal" fo:text-shadow="none" fo:font-weight="normal" officeooo:rsid="001584a3" style:font-size-asian="18pt" style:font-style-asian="normal" style:font-weight-asian="normal" style:font-weight-complex="normal" style:text-emphasize="none"/>
    </style:style>
    <style:style style:name="T22" style:family="text">
      <style:text-properties style:text-outline="false" style:text-line-through-style="none" style:text-line-through-type="none" style:font-name="Liberation Sans1" fo:font-style="normal" fo:text-shadow="none" fo:font-weight="normal" officeooo:rsid="001780d4" style:font-size-asian="18pt" style:font-style-asian="normal" style:font-weight-asian="normal" style:font-weight-complex="normal" style:text-emphasize="none"/>
    </style:style>
    <style:style style:name="T23" style:family="text">
      <style:text-properties style:text-outline="false" style:text-line-through-style="none" style:text-line-through-type="none" style:font-name="Liberation Sans1" fo:font-style="normal" fo:text-shadow="none" style:font-size-asian="18pt" style:font-style-asian="normal" style:text-emphasize="none"/>
    </style:style>
    <style:style style:name="T24" style:family="text">
      <style:text-properties style:text-outline="false" style:text-line-through-style="none" style:text-line-through-type="none" style:font-name="Liberation Sans1" fo:font-style="normal" fo:text-shadow="none" officeooo:rsid="0012e5ed" style:font-size-asian="18pt" style:font-style-asian="normal" style:text-emphasize="none"/>
    </style:style>
    <style:style style:name="T25" style:family="text">
      <style:text-properties style:text-outline="false" style:text-line-through-style="none" style:text-line-through-type="none" style:font-name="Liberation Sans1" fo:font-style="normal" fo:text-shadow="none" officeooo:rsid="001584a3" style:font-size-asian="18pt" style:font-style-asian="normal" style:text-emphasize="none"/>
    </style:style>
    <style:style style:name="T26" style:family="text">
      <style:text-properties style:text-outline="false" style:text-line-through-style="none" style:text-line-through-type="none" style:font-name="Liberation Sans1" fo:font-style="normal" fo:text-shadow="none" officeooo:rsid="001780d4" style:font-size-asian="18pt" style:font-style-asian="normal" style:text-emphasize="none"/>
    </style:style>
    <style:style style:name="T27" style:family="text">
      <style:text-properties style:text-outline="false" style:text-line-through-style="none" style:text-line-through-type="none" style:font-name="Liberation Sans1" fo:font-style="normal" fo:text-shadow="none" officeooo:rsid="001fc257" style:font-size-asian="18pt" style:font-style-asian="normal" style:text-emphasize="none"/>
    </style:style>
    <style:style style:name="T28" style:family="text">
      <style:text-properties style:text-outline="false" style:text-line-through-style="none" style:text-line-through-type="none" style:font-name="Liberation Sans1" fo:font-size="12pt" fo:font-style="normal" fo:text-shadow="none" fo:font-weight="normal" style:font-size-asian="10.5pt" style:font-style-asian="normal" style:font-weight-asian="normal" style:font-size-complex="12pt" style:font-weight-complex="normal" style:text-emphasize="none"/>
    </style:style>
    <style:style style:name="T29" style:family="text">
      <style:text-properties style:text-outline="false" style:text-line-through-style="none" style:text-line-through-type="none" style:font-name="Liberation Sans1" fo:font-size="12pt" fo:font-style="normal" fo:text-shadow="none" fo:font-weight="normal" officeooo:rsid="0012e5ed" style:font-size-asian="18pt" style:font-style-asian="normal" style:font-weight-asian="normal" style:font-size-complex="12pt" style:font-weight-complex="normal" style:text-emphasize="none"/>
    </style:style>
    <style:style style:name="T30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0.5pt" style:font-style-asian="normal" style:font-weight-asian="normal" style:font-size-complex="12pt" style:font-weight-complex="normal" style:text-emphasize="none"/>
    </style:style>
    <style:style style:name="T31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584a3" style:font-size-asian="10.5pt" style:font-style-asian="normal" style:font-weight-asian="normal" style:font-size-complex="12pt" style:font-weight-complex="normal" style:text-emphasize="none"/>
    </style:style>
    <style:style style:name="T32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1584a3" style:font-size-asian="10.5pt" style:font-style-asian="normal" style:font-weight-asian="bold" style:font-size-complex="12pt" style:font-weight-complex="bold" style:text-emphasize="none"/>
    </style:style>
    <style:style style:name="T33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1b6320" style:font-size-asian="10.5pt" style:font-style-asian="normal" style:font-weight-asian="bold" style:font-size-complex="12pt" style:font-weight-complex="bold" style:text-emphasize="none"/>
    </style:style>
    <style:style style:name="T34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1c825a" style:font-size-asian="10.5pt" style:font-style-asian="normal" style:font-weight-asian="bold" style:font-size-complex="12pt" style:font-weight-complex="bold" style:text-emphasize="none"/>
    </style:style>
    <style:style style:name="T35" style:family="text">
      <style:text-properties style:text-outline="false" style:text-line-through-style="none" style:text-line-through-type="none" style:font-name="Liberation Sans1" fo:font-size="12pt" fo:font-style="normal" fo:text-shadow="none" style:font-size-asian="10.5pt" style:font-style-asian="normal" style:font-size-complex="12pt" style:text-emphasize="none"/>
    </style:style>
    <style:style style:name="T36" style:family="text"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bold" officeooo:rsid="0012e5ed" style:font-size-asian="18pt" style:font-style-asian="normal" style:font-weight-asian="bold" style:font-size-complex="18pt" style:font-weight-complex="bold" style:text-emphasize="none"/>
    </style:style>
    <style:style style:name="T37" style:family="text"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bold" officeooo:rsid="001584a3" style:font-size-asian="18pt" style:font-style-asian="normal" style:font-weight-asian="bold" style:font-size-complex="18pt" style:font-weight-complex="bold" style:text-emphasize="none"/>
    </style:style>
    <style:style style:name="T38" style:family="text"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normal" style:font-size-asian="18pt" style:font-style-asian="normal" style:font-weight-asian="normal" style:font-size-complex="18pt" style:font-weight-complex="normal" style:text-emphasize="none"/>
    </style:style>
    <style:style style:name="T39" style:family="text"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normal" officeooo:rsid="001584a3" style:font-size-asian="18pt" style:font-style-asian="normal" style:font-weight-asian="normal" style:font-size-complex="18pt" style:font-weight-complex="normal" style:text-emphasize="none"/>
    </style:style>
    <style:style style:name="T40" style:family="text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normal" officeooo:rsid="001b6320" style:font-size-asian="13pt" style:font-style-asian="normal" style:font-weight-asian="normal" style:font-size-complex="13pt" style:font-weight-complex="normal" style:text-emphasize="none"/>
    </style:style>
    <style:style style:name="T41" style:family="text">
      <style:text-properties fo:font-weight="bold" officeooo:rsid="001c825a" style:font-weight-asian="bold" style:font-weight-complex="bold"/>
    </style:style>
    <style:style style:name="T42" style:family="text">
      <style:text-properties style:font-name="Liberation Serif" fo:font-size="12pt" style:font-size-asian="10.5pt" style:font-size-complex="12pt"/>
    </style:style>
    <style:style style:name="T43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44" style:family="text">
      <style:text-properties style:font-name="Liberation Serif" fo:font-size="13pt" officeooo:rsid="001b6320" style:font-size-asian="13pt" style:font-size-complex="13pt"/>
    </style:style>
    <style:style style:name="T45" style:family="text">
      <style:text-properties officeooo:rsid="0012e5ed" style:font-size-asian="18pt"/>
    </style:style>
    <style:style style:name="T46" style:family="text">
      <style:text-properties officeooo:rsid="001fc257" style:font-size-asian="18pt"/>
    </style:style>
    <style:style style:name="T47" style:family="text">
      <style:text-properties officeooo:rsid="0020c286"/>
    </style:style>
    <style:style style:name="T48" style:family="text">
      <style:text-properties officeooo:rsid="002510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</text:p>
      <text:p text:style-name="P2"/>
      <text:p text:style-name="P2">TASK 1 :- <text:span text:style-name="T1">Install and configure Apache2.</text:span></text:p>
      <text:p text:style-name="P2"><text:span text:style-name="T1"><text:s/>STEPS <text:s/>:- </text:span><text:span text:style-name="T4"># apt-get insatll apache2 -</text:span><text:span text:style-name="T5">y (as a root user)</text:span></text:p>
      <text:p text:style-name="P6"><text:s text:c="27"/># systemctl status apache2.service (should be active)</text:p>
      <text:p text:style-name="P6"><text:s text:c="27"/># cd /var/www/html</text:p>
      <text:p text:style-name="P6"><text:s text:c="27"/># vim index.html (hi! I am devops ninja)</text:p>
      <text:p text:style-name="P6"/>
      <text:p text:style-name="P3"><text:span text:style-name="T11">TASK 2 :- </text:span><text:span text:style-name="T2">Install and configure nginx – configure it to run a <text:s text:c="17"/>proxy to apache.</text:span></text:p>
      <text:p text:style-name="P4"><text:span text:style-name="T1">STEPS <text:s text:c="2"/>:- </text:span><text:span text:style-name="T4"># apt-get install nginx (It will not run either stop apache or change the port)</text:span></text:p>
      <text:p text:style-name="P7"><text:s text:c="27"/># cd /etc/apache2</text:p>
      <text:p text:style-name="P7"><text:s text:c="27"/># vim ports.conf (changed the port to 81)</text:p>
      <text:p text:style-name="P7"><text:s text:c="27"/># vim /etc/nginx/sites-available/defaults</text:p>
      <text:p text:style-name="P7"><text:s text:c="27"/># mv defaults proxytest (changed the file defaults to proxytest)</text:p>
      <text:p text:style-name="P7"><text:s text:c="27"/># vim proxytest </text:p>
      <text:p text:style-name="P9"><text:span text:style-name="T8">( </text:span><text:span text:style-name="T15">server </text:span><text:span text:style-name="T12">{</text:span></text:p>
      <text:p text:style-name="P22">listen 80;</text:p>
      <text:p text:style-name="P22">server_name proxy_test.com;</text:p>
      <text:p text:style-name="P22">location / {</text:p>
      <text:p text:style-name="P10"><text:span text:style-name="T12">proxy_pass </text:span><text:a xlink:type="simple" xlink:href="http://192.168.33.11:81/" text:style-name="Internet_20_link" text:visited-style-name="Visited_20_Internet_20_Link">http://192.168.33.1</text:a><text:a xlink:type="simple" xlink:href="http://192.168.33.11:81/" text:style-name="Internet_20_link" text:visited-style-name="Visited_20_Internet_20_Link"><text:span text:style-name="T13">0</text:span></text:a><text:a xlink:type="simple" xlink:href="http://192.168.33.11:81/" text:style-name="Internet_20_link" text:visited-style-name="Visited_20_Internet_20_Link">:81</text:a><text:span text:style-name="T12">;}} </text:span><text:span text:style-name="T13">)</text:span></text:p>
      <text:p text:style-name="P10"><text:span text:style-name="T13"><text:s text:c="30"/># </text:span><text:span text:style-name="T14">ln -s /etc/nginx/sites-available/proxytest proxytest</text:span></text:p>
      <text:p text:style-name="P23"><text:s text:c="30"/># vim /etc/host ( add – 192.168.33.10 proxytest.com )</text:p>
      <text:p text:style-name="P24">Now, nginx is working as a proxy server of apache2.</text:p>
      <text:p text:style-name="P24"/>
      <text:p text:style-name="P14"><text:span text:style-name="T16">TASK </text:span><text:span text:style-name="T17">3</text:span><text:span text:style-name="T16"> :- </text:span><text:span text:style-name="T19">Install &amp; Configure ntp with singapore timezone.</text:span></text:p>
      <text:p text:style-name="P15"><text:span text:style-name="T18">Steps <text:s text:c="3"/>:- <text:s/></text:span><text:span text:style-name="T28"># apt-get install ntp</text:span></text:p>
      <text:p text:style-name="P25"><text:s text:c="26"/># vim /etc/ntp.conf ( edit the singapore pool.ntp.org configuration)</text:p>
      <text:p text:style-name="P25"><text:s text:c="26"/># systemctl restart ntp</text:p>
      <text:p text:style-name="P25"><text:s text:c="26"/># apt-get install ntpdate -y</text:p>
      <text:p text:style-name="P25"><text:s text:c="26"/># ntpdate </text:p>
      <text:p text:style-name="P25"/>
      <text:p text:style-name="P11"><text:span text:style-name="T36">TASK </text:span><text:span text:style-name="T37">4</text:span><text:span text:style-name="T36"> :- </text:span><text:span text:style-name="T39">Install tomcat version 8.</text:span></text:p>
      <text:p text:style-name="P21"><text:span text:style-name="T38">Steps <text:s text:c="3"/>:- <text:s/></text:span><text:span text:style-name="T30"># wget </text:span><text:a xlink:type="simple" xlink:href="http://www-eu.apache.org/dist/tomcat/tomcat-8/v8.5.31/bin/apche-tomcat-8.5.31.tar.gz" text:style-name="Internet_20_link" text:visited-style-name="Visited_20_Internet_20_Link">http://www-eu.apache.org/dist/tomcat/tomcat-8/v8.5.31/bin/apche-tomcat-8.5.31.tar.gz</text:a></text:p>
      <text:p text:style-name="P25"><text:s text:c="26"/># cd /opt/tomcat</text:p>
      <text:p text:style-name="P25"><text:s text:c="26"/># tar xzvf apache-tomcat-8.5.31.tar.gz -C /opt/tomcat</text:p>
      <text:p text:style-name="P11"><text:span text:style-name="T31"><text:s text:c="26"/></text:span><text:span text:style-name="T32">configured tomcat – Install Java with home environment</text:span></text:p>
      <text:p text:style-name="P27"><text:s text:c="61"/>Installed apache tomcat version 8</text:p>
      <text:p text:style-name="P27"><text:s text:c="61"/>Created tomcat group and user</text:p>
      <text:p text:style-name="P27"><text:s text:c="61"/>Test apache tomcat on 8080 by config. ~/bashrc</text:p>
      <text:p text:style-name="P27"><text:s text:c="61"/>Setup Apache tomcat.service</text:p>
      <text:p text:style-name="P27"><text:s text:c="61"/>Config. Apache tomcat user in /opt/tomcat/conf/</text:p>
      <text:p text:style-name="P27"><text:s text:c="61"/>Edited users.xml &amp; context.xml</text:p>
      <text:p text:style-name="P27"><text:s text:c="61"/>Testing tomcat</text:p>
      <text:p text:style-name="P27"/>
      <text:p text:style-name="P27"><text:soft-page-break/></text:p>
      <text:p text:style-name="P27"/>
      <text:p text:style-name="P11"><text:span text:style-name="T36">TASK </text:span><text:span text:style-name="T37">5</text:span><text:span text:style-name="T36"> :- </text:span><text:span text:style-name="T39">Install java8.</text:span></text:p>
      <text:p text:style-name="P21"><text:span text:style-name="T38">Steps <text:s text:c="3"/>:- <text:s/></text:span><text:span text:style-name="T30"># add-apt-repository ppa:webupd8team/java</text:span></text:p>
      <text:p text:style-name="P25"><text:s text:c="26"/># apt-get update</text:p>
      <text:p text:style-name="P25"><text:s text:c="26"/># apt-get install oracle-java8-installer <text:s/>-y</text:p>
      <text:p text:style-name="P25"><text:s text:c="26"/># update-alternatives <text:s/>--config java</text:p>
      <text:p text:style-name="P21"><text:span text:style-name="T30"><text:s text:c="26"/># vim /etc/environment ( JAVA_HOME=”/usr/lib/jvm/java-8-oracle/jre”)</text:span><text:span text:style-name="T38"> </text:span></text:p>
      <text:p text:style-name="P2"><text:span text:style-name="T5"><text:s text:c="29"/></text:span><text:span text:style-name="T6"># vim ~./bashrc ( export java home and path)</text:span></text:p>
      <text:p text:style-name="P8"><text:s text:c="29"/># source ~/.bashrc</text:p>
      <text:p text:style-name="P8"><text:s text:c="29"/># echo $JAVA_HOME</text:p>
      <text:p text:style-name="P8"/>
      <text:p text:style-name="P8"/>
      <text:p text:style-name="P16"><text:span text:style-name="T24">TASK </text:span><text:span text:style-name="T25">5</text:span><text:span text:style-name="T24"> :- </text:span><text:span text:style-name="T21">Install build-essential.</text:span></text:p>
      <text:p text:style-name="P18"><text:span text:style-name="T20">Steps <text:s text:c="3"/>:- <text:s/></text:span><text:span text:style-name="T28"># apt-get install build-essential</text:span></text:p>
      <text:p text:style-name="P31">Theory <text:s/>:- <text:s/></text:p>
      <text:p text:style-name="P38">Why we need build-essentials?</text:p>
      <text:p text:style-name="P30"><text:span text:style-name="T10">1. </text:span><text:span text:style-name="T9">This package is recquired for building debian-packages.</text:span></text:p>
      <text:p text:style-name="P12"><text:span text:style-name="T33">2. </text:span><text:span text:style-name="T40">If</text:span><text:span text:style-name="T44"> you have this package installed, you only need to install whatever a package specifies as its build-time dependencies to build the package. Conversely, if you are determining what your package needs to build-depend on, you can always leave out the packages this package depends on.</text:span></text:p>
      <text:p text:style-name="P35"><text:span text:style-name="T42">3. </text:span><text:span text:style-name="T43">This package consist of various tools :- </text:span><text:span text:style-name="T42">dpkg-dev, g++, gcc, libc-dev, etc.</text:span></text:p>
      <text:p text:style-name="P35"><text:span text:style-name="T42">4. </text:span><text:span text:style-name="T43">This package provides the c, c++ environment.</text:span></text:p>
      <text:p text:style-name="P33"/>
      <text:p text:style-name="P39"/>
      <text:p text:style-name="P16"><text:span text:style-name="T24">TASK </text:span><text:span text:style-name="T26">6</text:span><text:span text:style-name="T24"> :- </text:span><text:span text:style-name="T21">Install </text:span><text:span text:style-name="T22">logrotate &amp; rotate tomcats catalina.out logs</text:span><text:span text:style-name="T21">.</text:span></text:p>
      <text:p text:style-name="P19"><text:span text:style-name="T21">S</text:span><text:span text:style-name="T20">teps <text:s text:c="3"/>:- </text:span><text:span text:style-name="T28"># apt-get install logrotate -y</text:span></text:p>
      <text:p text:style-name="P26"><text:s text:c="24"/># cd /etc/logrotate.d</text:p>
      <text:p text:style-name="P26"><text:s text:c="24"/># touch tomcat</text:p>
      <text:p text:style-name="P26"><text:s text:c="24"/># vim tomcat </text:p>
      <text:p text:style-name="P26">( /opt/tomcat/apache-tomcat-8.5.31/logs/catalina.out</text:p>
      <text:p text:style-name="P26">{</text:p>
      <text:p text:style-name="P26">rotate 5</text:p>
      <text:p text:style-name="P26">create</text:p>
      <text:p text:style-name="P26">size 500K</text:p>
      <text:p text:style-name="P26">compress</text:p>
      <text:p text:style-name="P26">delay compress</text:p>
      <text:p text:style-name="P26">}</text:p>
      <text:p text:style-name="P26"><text:s text:c="24"/># logrotate -f /etc/logrotate.conf</text:p>
      <text:p text:style-name="P26"/>
      <text:p text:style-name="P40"/>
      <text:p text:style-name="P40"/>
      <text:p text:style-name="P40"/>
      <text:p text:style-name="P17"><text:soft-page-break/><text:span text:style-name="T24">TASK </text:span><text:span text:style-name="T27">7</text:span><text:span text:style-name="T29"> </text:span><text:span text:style-name="T24">:- </text:span><text:span text:style-name="T21">Install </text:span><text:span text:style-name="T22">git</text:span><text:span text:style-name="T21">.</text:span></text:p>
      <text:p text:style-name="P20"><text:span text:style-name="T25">S</text:span><text:span text:style-name="T23">teps <text:s text:c="3"/>:- </text:span><text:span text:style-name="T35"># apt-get install git</text:span></text:p>
      <text:p text:style-name="P32">Theory <text:s/>:-</text:p>
      <text:p text:style-name="P28">What is git?</text:p>
      <text:p text:style-name="P13"><text:span text:style-name="T34">1. </text:span>By far, the most widely used modern version control system in the world today is Git.</text:p>
      <text:p text:style-name="P13"><text:span text:style-name="T41">2. </text:span>Git is a mature, actively maintained open source project originally developed in 2005 by Linus Torvalds, the famous creator of the Linux operating system kernel.</text:p>
      <text:p text:style-name="P36">3. <text:span text:style-name="T1">Linus Torvald make it because </text:span>Bitbucket <text:span text:style-name="T1">started charging him for space. (abhishek told me :) ).</text:span></text:p>
      <text:p text:style-name="P13"><text:span text:style-name="T41">4. </text:span><text:span text:style-name="T1">A staggering number of software projects rely on Git for version control, including commercial projects as well as open source.</text:span></text:p>
      <text:p text:style-name="P13"><text:span text:style-name="T41">5. </text:span><text:span text:style-name="T1">Having a distributed architecture, Git is an example of a DVCS (hence Distributed Version Control System).</text:span></text:p>
      <text:p text:style-name="P13"><text:span text:style-name="T41">6. </text:span>Rather than have only one single place for the full version history of the software as is common in once-popular version control systems like CVS or Subversion (also known as SVN), in Git, every developer's working copy of the code is also a repository that can contain the full history of all changes.</text:p>
      <text:p text:style-name="P36">7. <text:span text:style-name="T1">Using github developers can share their code.</text:span></text:p>
      <text:p text:style-name="P36">8. <text:span text:style-name="T1">In jenkins, code is picked up from github.</text:span></text:p>
      <text:p text:style-name="P37">9. <text:span text:style-name="T1">Our assignments are also shared by github. Its amazing.</text:span></text:p>
      <text:p text:style-name="P42"/>
      <text:p text:style-name="P42"/>
      <text:p text:style-name="P34"><text:span text:style-name="T45">TASK </text:span><text:span text:style-name="T46">8</text:span><text:span text:style-name="T7"> </text:span><text:span text:style-name="T45">:- </text:span><text:span text:style-name="T3">Mention the log files.</text:span></text:p>
      <text:p text:style-name="P41">Theory <text:s/>:- </text:p>
      <text:p text:style-name="P29">1. Apache - /var/log/apache2</text:p>
      <text:p text:style-name="P29">2. Nginx - /var/log/nginx</text:p>
      <text:p text:style-name="P29">3. Ntp - /var/log/ntpstats</text:p>
      <text:p text:style-name="P29">4. Tomcat - /opt/tomcat/apache-tomcat-8/logs/catalina.out</text:p>
      <text:p text:style-name="P29">5. Java - /var/log</text:p>
      <text:p text:style-name="P29"/>
      <text:p text:style-name="P34"><text:span text:style-name="T45">TASK </text:span><text:span text:style-name="T46">9</text:span><text:span text:style-name="T7"> </text:span><text:span text:style-name="T45">:- </text:span><text:span text:style-name="T3">Mention the files created after installation.</text:span></text:p>
      <text:p text:style-name="P41">Theory <text:s/>:-</text:p>
      <text:p text:style-name="P29">1. Apache – apache2</text:p>
      <text:p text:style-name="P29">2. Nginx – nginx</text:p>
      <text:p text:style-name="P29">3. <text:span text:style-name="T47">Tomcat – apache-tomcat-8.5.31</text:span></text:p>
      <text:p text:style-name="P29"/>
      <text:p text:style-name="P6"><text:s text:c="27"/></text:p>
      <text:p text:style-name="P5"><text:s text:c="27"/></text:p>
      <text:p text:style-name="P43"><text:s/><text:span text:style-name="T48">O!CF(((23&amp;Q7OXYNt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5-24T17:39:17.345844730</dc:date>
    <meta:editing-duration>PT4H36M3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3" meta:paragraph-count="98" meta:word-count="653" meta:character-count="5444" meta:non-whitespace-character-count="3599"/>
  </office:meta>
</office:document-meta>
</file>